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0.7866in" fo:break-before="auto" style:use-optimal-row-height="true"/>
    </style:style>
    <style:style style:name="ro5" style:family="table-row">
      <style:table-row-properties style:row-height="1.0953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0"/>
        </table:table-row>
        <table:table-row table:style-name="ro4">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0"/>
        </table:table-row>
        <table:table-row table:style-name="ro5">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0"/>
        </table:table-row>
        <table:table-row table:style-name="ro5">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0"/>
        </table:table-row>
        <table:table-row table:style-name="ro6">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7"/>
        </table:table-row>
        <table:table-row table:style-name="ro6">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4">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4">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4">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4">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4">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4">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4">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4">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0"/>
        </table:table-row>
        <table:table-row table:style-name="ro4">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4">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5">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4">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5">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4">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4">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4">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4">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4">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4">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8">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0"/>
        </table:table-row>
        <table:table-row table:style-name="ro3">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8">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0"/>
        </table:table-row>
        <table:table-row table:style-name="ro5">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5">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4">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4">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4">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4">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1">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0"/>
        </table:table-row>
        <table:table-row table:style-name="ro6">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5">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4">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6">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4">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4">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4">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5">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5">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5">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6">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6">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5">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5">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5">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6">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6">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6">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5">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5">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5">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4">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4">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4">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3">
          <table:table-cell office:value-type="string" calcext:value-type="string">
            <text:p>WTR224, ARC218</text:p>
          </table:table-cell>
          <table:table-cell office:value-type="string" calcext:value-type="string">
            <text:p>WTR, ARC</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 S – ARC218 – F, S – ARC218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text:p>
          </table:table-cell>
          <table:table-cell table:number-columns-repeated="1000"/>
        </table:table-row>
        <table:table-row table:style-name="ro3">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3"/>
          <table:table-cell office:value-type="string" calcext:value-type="string">
            <text:p><text:span text:style-name="T3">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1">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3"/>
          <table:table-cell office:value-type="string" calcext:value-type="string">
            <text:p>S – ARC001 – F, S – ARC001 – U</text:p>
          </table:table-cell>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3"/>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3"/>
          <table:table-cell office:value-type="string" calcext:value-type="string">
            <text:p>S – ARC003 – F, S – ARC003 – U</text:p>
          </table:table-cell>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3"/>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6">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3"/>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3"/>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3"/>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4">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3"/>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3"/>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5">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3"/>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5">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5">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5">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3"/>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6">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3"/>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3"/>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5">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5">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5">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6">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6">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6">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3"/>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5">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3"/>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6">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3"/>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5">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table-cell table:style-name="ce5" office:value-type="string" calcext:value-type="string">
            <text:p>S – ARC038 – F, S – ARC038 – U</text:p>
          </table:table-cell>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998"/>
        </table:table-row>
        <table:table-row table:style-name="ro5">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3"/>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8">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style-name="ce5" table:number-columns-repeated="6"/>
          <table:table-cell table:style-name="ce5" office:value-type="string" calcext:value-type="string">
            <text:p>T</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3"/>
          <table:table-cell table:style-name="ce5" office:value-type="string" calcext:value-type="string">
            <text:p>S – ARC040 – F, S – ARC040 – U</text:p>
          </table:table-cell>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998"/>
        </table:table-row>
        <table:table-row table:style-name="ro6">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3"/>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3"/>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3">**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3"/>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5">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5">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5">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6">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6">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6">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4">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4">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4">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4">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4">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4">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5">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3"/>
          <table:table-cell office:value-type="string" calcext:value-type="string">
            <text:p>S – ARC075 – F, S – ARC075 – U</text:p>
          </table:table-cell>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998"/>
        </table:table-row>
        <table:table-row table:style-name="ro5">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3"/>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3"/>
          <table:table-cell office:value-type="string" calcext:value-type="string">
            <text:p>S – ARC077 – F, S – ARC077 – U</text:p>
          </table:table-cell>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998"/>
        </table:table-row>
        <table:table-row table:style-name="ro6">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3"/>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3"/>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3"/>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4">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3"/>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3"/>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3"/>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4">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3"/>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4">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4">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4">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5">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5">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5">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0 – F, S R – ARC100 – U</text:p>
          </table:table-cell>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1 – F, S R – ARC101 – U</text:p>
          </table:table-cell>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2 – F, S R – ARC102 – U</text:p>
          </table:table-cell>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3 – F, S R – ARC103 – U</text:p>
          </table:table-cell>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4 – F, S R – ARC104 – U</text:p>
          </table:table-cell>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5 – F, S R – ARC105 – U</text:p>
          </table:table-cell>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6 – F, S R – ARC106 – U</text:p>
          </table:table-cell>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7 – F, S R – ARC107 – U</text:p>
          </table:table-cell>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8 – F, S R – ARC108 – U</text:p>
          </table:table-cell>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998"/>
        </table:table-row>
        <table:table-row table:style-name="ro4">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09 – F, S R – ARC109 – U</text:p>
          </table:table-cell>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998"/>
        </table:table-row>
        <table:table-row table:style-name="ro4">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0 – F, S R – ARC110 – U</text:p>
          </table:table-cell>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1 – F, S R – ARC111 – U</text:p>
          </table:table-cell>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998"/>
        </table:table-row>
        <table:table-row table:style-name="ro3">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6"/>
          <table:table-cell office:value-type="string" calcext:value-type="string">
            <text:p>T</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3"/>
          <table:table-cell office:value-type="string" calcext:value-type="string">
            <text:p>S – ARC112 – F, S – ARC112 – U</text:p>
          </table:table-cell>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998"/>
        </table:table-row>
        <table:table-row table:style-name="ro8">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3"/>
          <table:table-cell office:value-type="string" calcext:value-type="string">
            <text:p>S – ARC113 – F, S – ARC113 – U</text:p>
          </table:table-cell>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3"/>
          <table:table-cell office:value-type="string" calcext:value-type="string">
            <text:p>S – ARC114 – F, S – ARC114 – U</text:p>
          </table:table-cell>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998"/>
        </table:table-row>
        <table:table-row table:style-name="ro8">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3"/>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3"/>
          <table:table-cell office:value-type="string" calcext:value-type="string">
            <text:p>S – ARC115 – F, S – ARC115 – U</text:p>
          </table:table-cell>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998"/>
        </table:table-row>
        <table:table-row table:style-name="ro6">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3"/>
          <table:table-cell office:value-type="string" calcext:value-type="string">
            <text:p>C – ARC116 – F, R – ARC116 – U</text:p>
          </table:table-cell>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998"/>
        </table:table-row>
        <table:table-row table:style-name="ro5">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text:p>
          </table:table-cell>
          <table:table-cell office:value-type="string" calcext:value-type="string">
            <text:p>Action</text:p>
          </table:table-cell>
          <table:table-cell table:number-columns-repeated="3"/>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3"/>
          <table:table-cell office:value-type="string" calcext:value-type="string">
            <text:p>S C – ARC117 – F, S R – ARC117 – U</text:p>
          </table:table-cell>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998"/>
        </table:table-row>
        <table:table-row table:style-name="ro5">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3"/>
          <table:table-cell office:value-type="string" calcext:value-type="string">
            <text:p>S R – ARC118 – F, S R – ARC118 – U</text:p>
          </table:table-cell>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3"/>
          <table:table-cell office:value-type="string" calcext:value-type="string">
            <text:p>S R – ARC119 – F, S R – ARC119 – U</text:p>
          </table:table-cell>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998"/>
        </table:table-row>
        <table:table-row table:style-name="ro6">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3"/>
          <table:table-cell office:value-type="string" calcext:value-type="string">
            <text:p>S R – ARC120 – F, S R – ARC120 – U</text:p>
          </table:table-cell>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3"/>
          <table:table-cell office:value-type="string" calcext:value-type="string">
            <text:p>S R – ARC121 – F, S R – ARC121 – U</text:p>
          </table:table-cell>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998"/>
        </table:table-row>
        <table:table-row table:style-name="ro5">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3"/>
          <table:table-cell office:value-type="string" calcext:value-type="string">
            <text:p>S R – ARC122 – F, S R – ARC122 – U</text:p>
          </table:table-cell>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table:table-cell office:value-type="string" calcext:value-type="string">
            <text:p>Wizard Defense Reaction</text:p>
          </table:table-cell>
          <table:table-cell table:number-columns-repeated="3"/>
          <table:table-cell office:value-type="string" calcext:value-type="string">
            <text:p>S R – ARC123 – F, S R – ARC123 – U</text:p>
          </table:table-cell>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4 – F, S R – ARC124 – U</text:p>
          </table:table-cell>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5 – F, S R – ARC125 – U</text:p>
          </table:table-cell>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998"/>
        </table:table-row>
        <table:table-row table:style-name="ro5">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office:value-type="string" calcext:value-type="string">
            <text:p>The power of the Dracai burn in their veins, as they call upon the raging flames to guard their liege.</text:p>
          </table:table-cell>
          <table:table-cell office:value-type="string" calcext:value-type="string">
            <text:p>Wizard Action</text:p>
          </table:table-cell>
          <table:table-cell table:number-columns-repeated="3"/>
          <table:table-cell office:value-type="string" calcext:value-type="string">
            <text:p>S R – ARC126 – F, S R – ARC126 – U</text:p>
          </table:table-cell>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998"/>
        </table:table-row>
        <table:table-row table:style-name="ro5">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7 – F, S R – ARC127 – U</text:p>
          </table:table-cell>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998"/>
        </table:table-row>
        <table:table-row table:style-name="ro5">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8 – F, S R – ARC128 – U</text:p>
          </table:table-cell>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998"/>
        </table:table-row>
        <table:table-row table:style-name="ro4">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3"/>
          <table:table-cell office:value-type="string" calcext:value-type="string">
            <text:p>S R – ARC129 – F, S R – ARC129 – U</text:p>
          </table:table-cell>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998"/>
        </table:table-row>
        <table:table-row table:style-name="ro4">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3"/>
          <table:table-cell office:value-type="string" calcext:value-type="string">
            <text:p>S R – ARC130 – F, S R – ARC130 – U</text:p>
          </table:table-cell>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998"/>
        </table:table-row>
        <table:table-row table:style-name="ro4">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3"/>
          <table:table-cell office:value-type="string" calcext:value-type="string">
            <text:p>S R – ARC131 – F, S R – ARC131 – U</text:p>
          </table:table-cell>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998"/>
        </table:table-row>
        <table:table-row table:style-name="ro5">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2 – F, S R – ARC132 – U</text:p>
          </table:table-cell>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998"/>
        </table:table-row>
        <table:table-row table:style-name="ro5">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3 – F, S R – ARC133 – U</text:p>
          </table:table-cell>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998"/>
        </table:table-row>
        <table:table-row table:style-name="ro5">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4 – F, S R – ARC134 – U</text:p>
          </table:table-cell>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5 – F, S R – ARC135 – U</text:p>
          </table:table-cell>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6 – F, S R – ARC136 – U</text:p>
          </table:table-cell>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7 – F, S R – ARC137 – U</text:p>
          </table:table-cell>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8 – F, S R – ARC138 – U</text:p>
          </table:table-cell>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9 – F, S R – ARC139 – U</text:p>
          </table:table-cell>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40 – F, S R – ARC140 – U</text:p>
          </table:table-cell>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1 – F, S R – ARC141 – U</text:p>
          </table:table-cell>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2 – F, S R – ARC142 – U</text:p>
          </table:table-cell>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3 – F, S R – ARC143 – U</text:p>
          </table:table-cell>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4 – F, S R – ARC144 – U</text:p>
          </table:table-cell>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5 – F, S R – ARC145 – U</text:p>
          </table:table-cell>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6 – F, S R – ARC146 – U</text:p>
          </table:table-cell>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5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7 – F, S R – ARC147 – U</text:p>
          </table:table-cell>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8 – F, S R – ARC148 – U</text:p>
          </table:table-cell>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9 – F, S R – ARC149 – U</text:p>
          </table:table-cell>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998"/>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Head</text:p>
          </table:table-cell>
          <table:table-cell office:value-type="string" calcext:value-type="string">
            <text:p>Arcane Barrier, Battleworn</text:p>
          </table:table-cell>
          <table:table-cell table:number-columns-repeated="4"/>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C – ARC150 – F, R – ARC150 – U</text:p>
          </table:table-cell>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text:p>
          </table:table-cell>
          <table:table-cell table:number-columns-repeated="2"/>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3"/>
          <table:table-cell office:value-type="string" calcext:value-type="string">
            <text:p>S C – ARC151 – F, S R – ARC151 – U</text:p>
          </table:table-cell>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3"/>
          <table:table-cell office:value-type="string" calcext:value-type="string">
            <text:p>S C – ARC152 – F, S R – ARC152 – U</text:p>
          </table:table-cell>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998"/>
        </table:table-row>
        <table:table-row table:style-name="ro5">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3"/>
          <table:table-cell office:value-type="string" calcext:value-type="string">
            <text:p>S C – ARC153 – F, S R – ARC153 – U</text:p>
          </table:table-cell>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3"/>
          <table:table-cell office:value-type="string" calcext:value-type="string">
            <text:p>S C – ARC154 – F, S R – ARC154 – U</text:p>
          </table:table-cell>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5"/>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3"/>
          <table:table-cell office:value-type="string" calcext:value-type="string">
            <text:p>S C – ARC155 – F, S R – ARC155 – U</text:p>
          </table:table-cell>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3"/>
          <table:table-cell office:value-type="string" calcext:value-type="string">
            <text:p>S C – ARC156 – F, S R – ARC156 – U</text:p>
          </table:table-cell>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5"/>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3"/>
          <table:table-cell office:value-type="string" calcext:value-type="string">
            <text:p>S C – ARC157 – F, S R – ARC157 – U</text:p>
          </table:table-cell>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5"/>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3"/>
          <table:table-cell office:value-type="string" calcext:value-type="string">
            <text:p>S C – ARC158 – F, S R – ARC158 – U</text:p>
          </table:table-cell>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3"/>
          <table:table-cell office:value-type="string" calcext:value-type="string">
            <text:p>S R – ARC159 – F, S R – ARC159 – U</text:p>
          </table:table-cell>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3"/>
          <table:table-cell office:value-type="string" calcext:value-type="string">
            <text:p>S R – ARC160 – F, S R – ARC160 – U</text:p>
          </table:table-cell>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5"/>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3"/>
          <table:table-cell office:value-type="string" calcext:value-type="string">
            <text:p>S R – ARC161 – F, S R – ARC161 – U</text:p>
          </table:table-cell>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3"/>
          <table:table-cell office:value-type="string" calcext:value-type="string">
            <text:p>S R – ARC162 – F, S R – ARC162 – U</text:p>
          </table:table-cell>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ARC163 – F, S R – ARC163 – U</text:p>
          </table:table-cell>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998"/>
        </table:table-row>
        <table:table-row table:style-name="ro4">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4 – F, S R – ARC164 – U</text:p>
          </table:table-cell>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998"/>
        </table:table-row>
        <table:table-row table:style-name="ro4">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5 – F, S R – ARC165 – U</text:p>
          </table:table-cell>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998"/>
        </table:table-row>
        <table:table-row table:style-name="ro4">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6 – F, S R – ARC166 – U</text:p>
          </table:table-cell>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7 – F, S R – ARC167 – U</text:p>
          </table:table-cell>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8 – F, S R – ARC168 – U</text:p>
          </table:table-cell>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9 – F, S R – ARC169 – U</text:p>
          </table:table-cell>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998"/>
        </table:table-row>
        <table:table-row table:style-name="ro6">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998"/>
        </table:table-row>
        <table:table-row table:style-name="ro6">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998"/>
        </table:table-row>
        <table:table-row table:style-name="ro6">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3 – F, S R – ARC173 – U</text:p>
          </table:table-cell>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4 – F, S R – ARC174 – U</text:p>
          </table:table-cell>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5 – F, S R – ARC175 – U</text:p>
          </table:table-cell>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6 – F, S R – ARC176 – U</text:p>
          </table:table-cell>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7 – F, S R – ARC177 – U</text:p>
          </table:table-cell>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8 – F, S R – ARC178 – U</text:p>
          </table:table-cell>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79 – F, S R – ARC179 – U</text:p>
          </table:table-cell>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0 – F, S R – ARC180 – U</text:p>
          </table:table-cell>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1 – F, S R – ARC181 – U</text:p>
          </table:table-cell>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2 – F, S R – ARC182 – U</text:p>
          </table:table-cell>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3 – F, S R – ARC183 – U</text:p>
          </table:table-cell>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4 – F, S R – ARC184 – U</text:p>
          </table:table-cell>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998"/>
        </table:table-row>
        <table:table-row table:style-name="ro5">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5 – F, S R – ARC185 – U</text:p>
          </table:table-cell>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998"/>
        </table:table-row>
        <table:table-row table:style-name="ro5">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6 – F, S R – ARC186 – U</text:p>
          </table:table-cell>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998"/>
        </table:table-row>
        <table:table-row table:style-name="ro5">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7 – F, S R – ARC187 – U</text:p>
          </table:table-cell>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8 – F, S R – ARC188 – U</text:p>
          </table:table-cell>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9 – F, S R – ARC189 – U</text:p>
          </table:table-cell>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90 – F, S R – ARC190 – U</text:p>
          </table:table-cell>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1 – F, S R – ARC191 – U</text:p>
          </table:table-cell>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2 – F, S R – ARC192 – U</text:p>
          </table:table-cell>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3 – F, S R – ARC193 – U</text:p>
          </table:table-cell>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4 – F, S R – ARC194 – U</text:p>
          </table:table-cell>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5 – F, S R – ARC195 – U</text:p>
          </table:table-cell>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6 – F, S R – ARC196 – U</text:p>
          </table:table-cell>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7 – F, S R – ARC197 – U</text:p>
          </table:table-cell>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8 – F, S R – ARC198 – U</text:p>
          </table:table-cell>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9 – F, S R – ARC199 – U</text:p>
          </table:table-cell>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4">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4">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4">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4">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4">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4">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4">
          <table:table-cell table:number-columns-repeated="25"/>
          <table:table-cell table:style-name="ce11"/>
          <table:table-cell table:number-columns-repeated="998"/>
        </table:table-row>
        <table:table-row table:style-name="ro14" table:number-rows-repeated="1048129">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3:32:31.4624683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23:38:51.107072729</dc:date>
    <meta:editing-duration>PT6H53M25S</meta:editing-duration>
    <meta:editing-cycles>325</meta:editing-cycles>
    <meta:generator>LibreOffice/7.2.5.2$MacOSX_X86_64 LibreOffice_project/499f9727c189e6ef3471021d6132d4c694f357e5</meta:generator>
    <meta:document-statistic meta:table-count="1" meta:cell-count="5861" meta:object-count="0"/>
    <meta:user-defined meta:name=""/>
  </office:meta>
</office:document-meta>
</file>